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07500d" style:font-weight-asian="normal" style:font-weight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hin hurmat Khuda ke ghar ki na pamaal ho jaye</text:p>
      <text:p text:style-name="P1">Tabhi farzand-e-Kaaba Hajj ko umre se badal aaye</text:p>
      <text:p text:style-name="P1">Husain Ibn-e-Ali se taalib-e-bait jo dar aaye</text:p>
      <text:p text:style-name="P1">Ali ka sher bhikra ghaz-se-maathe <text:s/>pe bal aaye</text:p>
      <text:p text:style-name="P1">Sar-e-bait-e-Khuda qamar bani hashim nazar aaya</text:p>
      <text:p text:style-name="P1">Ghazab se Hazrat Abbas ne logon se farmaaya</text:p>
      <text:p text:style-name="P1"/>
      <text:p text:style-name="P1">Sabhi hamd-o-sana uski k jo hai Khaaliq-e-Akbar</text:p>
      <text:p text:style-name="P1">Zacha khaana mere Baba ka ban jaata hai jis ka ghar</text:p>
      <text:p text:style-name="P1">Ye eeton ka makaan kaaba bana jab aa gye Haider</text:p>
      <text:p text:style-name="P1">Aur Sadaf ki qadr-o-qeemat kuchh nahi hoti be gohar</text:p>
      <text:p text:style-name="P1">Ye qibla gaah-e-aalam asal mein tatheer ka ghar hai</text:p>
      <text:p text:style-name="P1">Wirasat hai mere ajdaad ki… Shabbir ka ghar hai</text:p>
      <text:p text:style-name="P1"/>
      <text:p text:style-name="P1">Aray o kafiron… roka hai jin ka raasta tumne</text:p>
      <text:p text:style-name="P1">Hai inke qurbate <text:s/>nazdeektar <text:s/>Allah ke ghar se</text:p>
      <text:p text:style-name="P1">Agar maabood ki marzi nahi hoti to khud badh ke</text:p>
      <text:p text:style-name="P1">Ye hajr-e-Aswad kaaba mere Moula ke le bose</text:p>
      <text:p text:style-name="P1">Jo farzand-e-Nabi ke hukm ka pehra nahi hota</text:p>
      <text:p text:style-name="P2">Ye Kaaba ek ghadi apni jagah tahrra nahi hota</text:p>
      <text:p text:style-name="P2"/>
      <text:p text:style-name="P2">Are oo buzdilon tm maut se kis ko darate ho</text:p>
      <text:p text:style-name="P1">Hame tegho sina teero kama kyn kar dikhate ho</text:p>
      <text:p text:style-name="P1">Bani hashim ki jurrat aur Shujaet azmate ho</text:p>
      <text:p text:style-name="P1">Ali ke sher ko lalkaar kar ghairat dilate ho</text:p>
      <text:p text:style-name="P1">Saja rakhte hain par le maut ko ham apni rahoon mein</text:p>
      <text:p text:style-name="P1">Hamare ghar ke bachay khelte hain iski bahon mein</text:p>
      <text:p text:style-name="P1"/>
      <text:p text:style-name="P1">Kahan woh bad-nasab faasiq sharabi-gasib -o-makkaar</text:p>
      <text:p text:style-name="P1">Kahan Aali nasab aur chashma-e-kosar ka yeh sardar</text:p>
      <text:p text:style-name="P1">Zara socho ke kis ka ghar raha baad-o-bad kirdaar</text:p>
      <text:p text:style-name="P1">Utara kis ke ghar Allah ne Quran sa shaahkaar</text:p>
      <text:p text:style-name="P1">Burayi ka sarapa woh yeh sachayi ka paiker hai</text:p>
      <text:p text:style-name="P1">Woh Ibn-e-Muawiya tharra yeh Taahir-ibne-Haider hai</text:p>
      <text:p text:style-name="P1"/>
      <text:p text:style-name="P1">Chali rasam jahalat phir Quraishi hum sifat tum se</text:p>
      <text:p text:style-name="P1">Woh pyase Mustafa ke khoon ke the tum naawase ke</text:p>
      <text:p text:style-name="P1">Na kar paye jafa Ahd-e-Ali mein ashqiya jaise </text:p>
      <text:p text:style-name="P1">Hai zinda jab talak Abbas… tum kuchh kar nahi sakte</text:p>
      <text:p text:style-name="P1">Koi hasil nahi mansooba e batil ka ahle shar</text:p>
      <text:p text:style-name="P1">Khuda ka ghaiz tmpar aur tmhari saari naslo par</text:p>
      <text:p text:style-name="P1"/>
      <text:p text:style-name="P3"/>
      <text:p text:style-name="P3"/>
      <text:p text:style-name="P3">کہیں حرمت خدا کے گھر کی نہ پامال ہوجائے</text:p>
      <text:p text:style-name="P3">تبھی فرزندِ کعبہ حج کو عمرے سے بدل آئے</text:p>
      <text:p text:style-name="P3">حسین ابن علی سے طالب بیعت جو در آئے</text:p>
      <text:p text:style-name="P3">علی کا شیر بپھرا غیض سے ماتھے پہ بل آئے</text:p>
      <text:p text:style-name="P3"/>
      <text:p text:style-name="P3"><text:soft-page-break/>سر بیت خدا قمر بنی ہاشم نظر آیا</text:p>
      <text:p text:style-name="P3">غضب سے حضرت عباس نے لوگوں سے فرمایا</text:p>
      <text:p text:style-name="P3"/>
      <text:p text:style-name="P3">2)۔ سبھی حمد و ثناء اسکی کہ جو ہے خالق اکبر</text:p>
      <text:p text:style-name="P3">زچہ خانہ میرے بابا کا بن جاتا ہے جس کا گھر</text:p>
      <text:p text:style-name="P3">یہ اینٹوں کا مکاں کعبہ بنا جب آگئے حیدر</text:p>
      <text:p text:style-name="P3">صدف کی قدر و قیمت کچھ نہیں ہوتی بے گوہر</text:p>
      <text:p text:style-name="P3"/>
      <text:p text:style-name="P3">یہ قبلہ گاہ عالم اصل میں تطہیر کا گھر ہے</text:p>
      <text:p text:style-name="P3">وراثت ہے میرے اجداد کی شبیر کا گھر ہے</text:p>
      <text:p text:style-name="P3"/>
      <text:p text:style-name="P3">3)- ارے او کافروں روکا ہے جن کا راستہ تم نے</text:p>
      <text:p text:style-name="P3">ہیں انکی قربتیں نزدیک تر اللہ کے گھر سے</text:p>
      <text:p text:style-name="P3">اگر معبود کی مرضی نہیں ہوتی تو خود بڑھ کے</text:p>
      <text:p text:style-name="P3">یہ ہجر اسود کعبہ میرے مولا کے لے بوسے</text:p>
      <text:p text:style-name="P3"/>
      <text:p text:style-name="P3">جو فرزندِ نبی کے حکم کا پہرہ نہیں ہوتا</text:p>
      <text:p text:style-name="P3">یہ کعبہ اک گھڑی اپنی جگہ ٹہرا نہیں ہوتا</text:p>
      <text:p text:style-name="P3"/>
      <text:p text:style-name="P3">4)- اگر مرضی حق منشاء میرے مولا کی نہ ہوتی</text:p>
      <text:p text:style-name="P3">عقاب ہاشمی بن کر کروں پرواز میں ایسی</text:p>
      <text:p text:style-name="P3">پرندے جتنے اڑتے ہیں ہواؤں میں یہ بیعت کی</text:p>
      <text:p text:style-name="P3">گریں کٹ کٹ کے ریتی پر بچے نہ کوئی بھی باقی</text:p>
      <text:p text:style-name="P3"/>
      <text:p text:style-name="P3">حسین ابن علی کے واسطے سر کو کٹا دونگا</text:p>
      <text:p text:style-name="P3">جو اٹھی آنکھ آقا کی طرف تو نوچ ڈالونگا</text:p>
      <text:p text:style-name="P3"/>
      <text:p text:style-name="P3">5)- ارے او بزدلوں تم موت سے كس کو ڈراتے ہو</text:p>
      <text:p text:style-name="P3">ہمیں تیغ و سناں تیر و کماں کیوں کر دکھاتے ہو</text:p>
      <text:p text:style-name="P3">بنی ہاشم کی جراءت اور شجاعت آزماتے ہو</text:p>
      <text:p text:style-name="P3">علی کے شیر کو للکار کر غیرت دلاتے ہو</text:p>
      <text:p text:style-name="P3"/>
      <text:p text:style-name="P3">سجا رکھتے ہیں ہر پل موت کو ہم اپنی راہوں میں</text:p>
      <text:p text:style-name="P3">ہمارے گھر کے بچے کھیلتے ہیں اسکی باہوں میں</text:p>
      <text:p text:style-name="P3"/>
      <text:p text:style-name="P3">6)- کہاں وہ بد نصب فاسق شرابی غاصب و مکار</text:p>
      <text:p text:style-name="P3">کہاں عالی نصب اور چشمہء کوثر کا یہ سردار</text:p>
      <text:p text:style-name="P3">ذرا سوچو کہ کس کا گھررہا بدکار و بد کردار</text:p>
      <text:p text:style-name="P3">اتارا کس کے گھر اللہ نے قرآن سا شاہکار</text:p>
      <text:p text:style-name="P3"/>
      <text:p text:style-name="P3">برائی کا سراپا وہ یہ سچائی کا پیکر ہے</text:p>
      <text:p text:style-name="P3">وہ ابن معاویہ ٹہرا یہ طاہر ابن حیدر ہے</text:p>
      <text:p text:style-name="P3"/>
      <text:p text:style-name="P3">7)- چلی رسمِ جہالت پھر قریشی ہم صفت تم سے</text:p>
      <text:p text:style-name="P3">وہ پیاسے مصطفیٰ کے خون کے تھے تم نواسے کے</text:p>
      <text:p text:style-name="P3">نہ کر پائے جفا عہد علی میں اشقیاء جیسے</text:p>
      <text:p text:style-name="P3">ہے زندہ جب تلک عباس تم کچھ کر نہ پاؤگے</text:p>
      <text:p text:style-name="P3"/>
      <text:p text:style-name="P3">کوئی حاصل نہیں منصوبہ باطل اہل شر</text:p>
      <text:p text:style-name="P3"><text:soft-page-break/>خدا کا غیض تم پر اور تمہاری ساری نسلوں پر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2:07:14.923649800</meta:creation-date>
    <dc:date>2026-01-21T12:11:14.010345800</dc:date>
    <meta:editing-duration>PT4M2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3" meta:paragraph-count="78" meta:word-count="709" meta:character-count="3330" meta:non-whitespace-character-count="2695"/>
  </office:meta>
</office:document-meta>
</file>